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"/>
    <style:font-face style:name="OpenSymbol" svg:font-family="OpenSymbol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font-name="Calibri" fo:font-size="11pt" style:text-underline-style="none" style:font-name-asian="Consolas2" style:font-size-asian="11pt" style:font-name-complex="Consolas2" style:font-size-complex="11pt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font-name="Calibri" fo:font-size="11pt" style:text-underline-style="none" fo:font-weight="bold" style:font-name-asian="Consolas2" style:font-size-asian="11pt" style:font-weight-asian="bold" style:font-name-complex="Consolas2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font-name="Consolas" fo:font-size="10pt" style:text-underline-style="none" style:font-name-asian="Consolas2" style:font-size-asian="10pt" style:font-name-complex="Consolas2" style:font-size-complex="10p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page" style:text-autospace="none"/>
      <style:text-properties style:font-name="Calibri" fo:font-size="11pt" style:text-underline-style="none" style:font-name-asian="Consolas2" style:font-size-asian="11pt" style:font-name-complex="Consolas2" style:font-size-complex="11pt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 style:list-style-name="L2"/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font-name="Calibri" fo:font-size="11pt" style:text-underline-style="none" style:font-name-asian="Consolas2" style:font-size-asian="11pt" style:font-name-complex="Consolas2" style:font-size-complex="11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font-name="Calibri" fo:font-size="11pt" style:text-underline-style="none" style:font-name-asian="Consolas2" style:font-size-asian="11pt" style:font-name-complex="Consolas2" style:font-size-complex="11pt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font-name="Calibri" fo:font-size="11pt" style:text-underline-style="none" fo:font-weight="bold" style:font-name-asian="Consolas2" style:font-size-asian="11pt" style:font-weight-asian="bold" style:font-name-complex="Consolas2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font-name="Consolas" fo:font-size="10pt" style:text-underline-style="none" style:font-name-asian="Consolas2" style:font-size-asian="10pt" style:font-name-complex="Consolas2" style:font-size-complex="10pt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page" style:text-autospace="none"/>
      <style:text-properties style:font-name="Calibri" fo:font-size="11pt" style:text-underline-style="none" fo:font-weight="bold" style:font-name-asian="Consolas2" style:font-size-asian="11pt" style:font-weight-asian="bold" style:font-name-complex="Consolas2" style:font-size-complex="11pt" style:font-weight-complex="bold"/>
    </style:style>
    <style:style style:name="P12" style:family="paragraph" style:parent-style-name="Standard" style:list-style-name="L4">
      <style:paragraph-properties fo:margin-top="0cm" fo:margin-bottom="0cm" fo:line-height="100%" fo:text-align="start" style:justify-single-word="false" style:text-autospace="none"/>
    </style:style>
    <style:style style:name="P13" style:family="paragraph" style:parent-style-name="Standard" style:list-style-name="L3">
      <style:paragraph-properties fo:margin-top="0cm" fo:margin-bottom="0cm" fo:line-height="100%" fo:text-align="start" style:justify-single-word="false" style:text-autospace="none"/>
      <style:text-properties style:font-name="Calibri" fo:font-size="11pt" style:text-underline-style="none" style:font-name-asian="Consolas2" style:font-size-asian="11pt" style:font-name-complex="Consolas2" style:font-size-complex="11pt"/>
    </style:style>
    <style:style style:name="P14" style:family="paragraph" style:parent-style-name="Listenabsatz" style:list-style-name="L1"/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Calibri" fo:font-size="11pt" style:text-underline-style="none" style:font-name-asian="Consolas2" style:font-size-asian="11pt" style:font-name-complex="Consolas2" style:font-size-complex="11pt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Absatz-Standardschriftart"><text:span text:style-name="T1">Team</text:span></text:span>: 15, Sebastian Scheele | Arne Schulz</text:p>
      <text:p text:style-name="Standard"><text:span text:style-name="Absatz-Standardschriftart"><text:span text:style-name="T1">Aufgabenaufteilung</text:span></text:span>: </text:p>
      <text:list xml:id="list6081983527799096494" text:style-name="L1">
        <text:list-item>
          <text:p text:style-name="P14">Wir haben alles in Pair-Programming entwickelt.</text:p>
        </text:list-item>
      </text:list>
      <text:p text:style-name="Standard"><text:span text:style-name="Absatz-Standardschriftart"><text:span text:style-name="T1">Quellenangaben</text:span></text:span>: </text:p>
      <text:p text:style-name="Standard"><text:span text:style-name="Absatz-Standardschriftart"><text:span text:style-name="T1">Begründung für Codeübernahme</text:span></text:span>:</text:p>
      <text:p text:style-name="Standard"><text:span text:style-name="Absatz-Standardschriftart"><text:span text:style-name="T1">Bearbeitungszeitraum</text:span></text:span>: </text:p>
      <text:list xml:id="list8319387827819942450" text:style-name="L2">
        <text:list-item>
          <text:p text:style-name="P6">27.11.2013 - 15:30 bis 18:30 - Grundsätzliches Konzept überlegt, bzw. Analyse des Algorithmus von Hierholzer und Beginn der Implementierung</text:p>
        </text:list-item>
        <text:list-item>
          <text:p text:style-name="P6">04.12.2013 - 14:30 bis 17:10 - Implementierung des Hierholzer-Algorithmus und Überlegung des Konzeptes des Nearest-Insertion-Algorithmus (Hamilton-Kreise) </text:p>
        </text:list-item>
        <text:list-item>
          <text:p text:style-name="P6">11.12.2013 - 13:45 bis 16:30 - Implementierung des <text:span text:style-name="Absatz-Standardschriftart"><text:span text:style-name="T2">Nearest-Insertion-Algorithmus (Hamilton-Kreise) </text:span></text:span></text:p>
        </text:list-item>
      </text:list>
      <text:p text:style-name="Standard"><text:span text:style-name="Absatz-Standardschriftart"><text:span text:style-name="T1">Aktueller Stand</text:span></text:span>: Sowohl der Hierholzer- <text:s/>als auch der <text:span text:style-name="Absatz-Standardschriftart"><text:span text:style-name="T2">Nearest-Insertion-</text:span></text:span>Algorithmus sind implementiert und getestet. Es fehlt noch der Counter für die Zugriffe auf den Graphen.</text:p>
      <text:p text:style-name="Standard"><text:span text:style-name="Absatz-Standardschriftart"><text:span text:style-name="T1">Skizze</text:span></text:span>: Konzeption (Gedankengang während des Entwurfs):</text:p>
      <text:p text:style-name="P2">Hierholzer Algorithmus: (27.11.2013)</text:p>
      <text:p text:style-name="P1">Wie aus dem Skript hervorgeht ist der Hierholzer Algorithmus ein Algorithmus zur Ermittlung ob es in einem Graphen eine Euler-Tour gibt oder nicht.<text:tab/></text:p>
      <text:p text:style-name="P1">Grob erklärt, soll unser Algorithmus folgendermaßen funktionieren:</text:p>
      <text:list xml:id="list3156243566599376212" text:style-name="L4">
        <text:list-item>
          <text:p text:style-name="P12"><text:span text:style-name="T4">Einen beliebigen Kreis im Graphen suchen, mittels Tiefensuche.<text:line-break/>Wobei von einem Knoten entfernt vom Start-Knoten (Delta-Knoten) bis zu Start Knoten gesucht wird. Das wollen wir machen, da wenn wir Direkt vom Start zum Start-Knoten suchen, kein Kreis gefunden werden würde. Weil alle Kanten nur einmal besucht werden dürfen und alle Kanten die zum Start-Knoten zeigen dann mit dem <text:s/>ersten Schritt schon besucht worden wären und wir so keinen Kreis finden können.<text:line-break/></text:span></text:p>
        </text:list-item>
        <text:list-item>
          <text:p text:style-name="P12"><text:span text:style-name="T4">In dem Kreis der gefunden wurde alle Knoten anschauen, ob es von Ihnen wieder einen Kreis gibt. (Analog zu 1)</text:span></text:p>
          <text:list>
            <text:list-item>
              <text:p text:style-name="P12"><text:span text:style-name="T4">Sollte ein Kreis gefunden werden, wird dieses direkt hinter dem gerade angeschauten Knoten Angefügt.</text:span></text:p>
            </text:list-item>
            <text:list-item>
              <text:p text:style-name="P12"><text:span text:style-name="T4">Daraufhin, wird der als erstes gerade eingefügte Knoten wieder untersucht ob es von ihm einen Kreis gibt.</text:span></text:p>
              <text:p text:style-name="P12"><text:span text:style-name="T4"/></text:p>
            </text:list-item>
          </text:list>
        </text:list-item>
        <text:list-item>
          <text:p text:style-name="P12"><text:span text:style-name="T4">Schritt 2 wird solange wiederholt, bis die Anzahl der benutzen Kanten == der Anzahl der Kanten im Graph, aber maximal solange wie I &lt; der Anzahl der gefundenen Knoten</text:span></text:p>
        </text:list-item>
      </text:list>
      <text:p text:style-name="P1"/>
      <text:p text:style-name="P11">Funktionsweise Pseudo-Code:</text:p>
      <text:p text:style-name="P1"/>
      <text:p text:style-name="P2">1. Initialisierung:</text:p>
      <text:p text:style-name="P1"><text:tab/>- Benutze Ecken mit leerer Liste initialisieren </text:p>
      <text:p text:style-name="P1"><text:tab/>- Ersten Kreis vom Startknoten aus finden</text:p>
      <text:p text:style-name="P1"/>
      <text:p text:style-name="P2">2. Algorithmus:</text:p>
      <text:p text:style-name="P1"/>
      <text:p text:style-name="P3">WHILE (globalUsedEdges.size &lt; graph.edges.size &amp;&amp; i &lt; globalFoundCircle.size)</text:p>
      <text:p text:style-name="P3"><text:tab/>nextCircleSearchNode = globalFoundCircle[i]</text:p>
      <text:p text:style-name="P3"/>
      <text:p text:style-name="P3"><text:tab/>doFindCircle(nextCircleSearchNode)</text:p>
      <text:p text:style-name="P3">END WHILE</text:p>
      <text:p text:style-name="P3"/>
      <text:p text:style-name="P3">printFoundCircle()</text:p>
      <text:p text:style-name="P3"/>
      <text:p text:style-name="P3">#############################################</text:p>
      <text:p text:style-name="P3"/>
      <text:p text:style-name="P3">BEGIN doFindCircle (startNode)</text:p>
      <text:p text:style-name="P3"><text:tab/>nextNode = <text:tab/>finde eine belibige nächsten Knoten über eine Kante die noch <text:tab/><text:tab/><text:tab/>nicht benutzt wurde vom startNode aus</text:p>
      <text:p text:style-name="P3"/>
      <text:p text:style-name="P3"><text:tab/>circleFound = FALSE</text:p>
      <text:p text:style-name="P3"><text:tab/>WENN nextNode != NULL</text:p>
      <text:p text:style-name="P3"><text:tab/><text:tab/>WHILE (noch nicht alle Knoten inspiziert)</text:p>
      <text:p text:style-name="P3"><text:tab/><text:tab/><text:tab/>v = (beliebiger Knoten, der noch nicht inspiziert wurde)</text:p>
      <text:p text:style-name="P3"><text:tab/><text:tab/><text:tab/>setInspiziert(v)</text:p>
      <text:p text:style-name="P3"><text:tab/><text:tab/><text:tab/>listIncidentsFromV = getIncident(v)</text:p>
      <text:p text:style-name="P3"><text:tab/><text:tab/></text:p>
      <text:p text:style-name="P3"><text:tab/><text:tab/><text:tab/>FOR (Schleife über alle Kanten)</text:p>
      <text:p text:style-name="P3"><text:tab/><text:tab/><text:tab/><text:tab/>target = kante.target</text:p>
      <text:p text:style-name="P3"><text:tab/><text:tab/><text:tab/><text:tab/>IF (target == startNode)</text:p>
      <text:p text:style-name="P3"><text:tab/><text:tab/><text:tab/><text:tab/><text:tab/>//circle Gefunden</text:p>
      <text:p text:style-name="P3"><text:tab/><text:tab/><text:tab/><text:tab/><text:tab/>circleFound = TRUE</text:p>
      <text:p text:style-name="P3"><text:tab/><text:tab/><text:tab/><text:tab/><text:tab/>BREAK WHILE</text:p>
      <text:p text:style-name="P3"><text:tab/><text:tab/><text:tab/><text:tab/>ELSE IF(target noch nicht markiert)</text:p>
      <text:p text:style-name="P3"><text:tab/><text:tab/><text:tab/><text:tab/><text:tab/>target markieren</text:p>
      <text:p text:style-name="P3"><text:tab/><text:tab/><text:tab/><text:tab/>END IF</text:p>
      <text:p text:style-name="P3"><text:tab/><text:tab/><text:tab/>END FOR</text:p>
      <text:p text:style-name="P3"><text:tab/><text:tab/>END WHILE</text:p>
      <text:p text:style-name="P3"><text:tab/>END WENN</text:p>
      <text:p text:style-name="P3"><text:tab/></text:p>
      <text:p text:style-name="P3"><text:tab/>IF (circleFound)</text:p>
      <text:p text:style-name="P3"><text:tab/><text:tab/>raussuchen des Weges der gegangen wurde und ankleben an den <text:tab/><text:tab/><text:tab/>globalFoundCircle und anfügen der benutzen Kanten an globalUsedEdges</text:p>
      <text:p text:style-name="P3"><text:tab/>END IF</text:p>
      <text:p text:style-name="P3"><text:tab/></text:p>
      <text:p text:style-name="P3">END doFindCircle</text:p>
      <text:p text:style-name="P1"/>
      <text:p text:style-name="P1"/>
      <text:p text:style-name="P2">Nachtrag vom 04.12.2013</text:p>
      <text:p text:style-name="P1">Die Implementation nach dem oben beschriebenen Pseudo-Code hat geklappt. Wobei wir eine kleine Anpassung vorgenommen haben.</text:p>
      <text:p text:style-name="P1">Ursprünglich wollten wir in "globalFoundCircle" die Knoten speichern, dass haben wir dann aber doch so angepasst, dass wir Kanten in der Liste speiche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"/>
    <style:font-face style:name="OpenSymbol" svg:font-family="OpenSymbol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fo:text-shadow="none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Listenabsatz" style:family="paragraph" style:parent-style-name="Standard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Prof. Dr. Klauck</meta:initial-creator>
    <meta:creation-date>2012-12-06T20:25:00Z</meta:creation-date>
    <dc:date>2013-12-15T12:49:45.02</dc:date>
    <meta:editing-cycles>22</meta:editing-cycles>
    <meta:editing-duration>PT2H6M17S</meta:editing-duration>
    <meta:document-statistic meta:table-count="0" meta:image-count="0" meta:object-count="0" meta:page-count="2" meta:paragraph-count="60" meta:word-count="470" meta:character-count="3454"/>
    <meta:template xlink:type="simple" xlink:actuate="onRequest" xlink:title="" xlink:href="../Skizze%20Aufgabe%202%20Team%2015.odt/Normal.dotm"/>
  </office:meta>
</office:document-meta>
</file>